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end="Diamond" draw:stroke-linejoin="miter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end="Diamond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2.123cm" fo:padding-top="0cm" fo:padding-bottom="0cm" fo:padding-left="0cm" fo:padding-right="0cm"/>
    </style:style>
    <style:style style:name="gr4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2.309cm" fo:padding-top="0cm" fo:padding-bottom="0cm" fo:padding-left="0cm" fo:padding-right="0cm"/>
    </style:style>
    <style:style style:name="gr5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3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marker-end="Diamond" draw:fill="none" draw:fill-color="#ffffff" draw:textarea-horizontal-align="left" draw:auto-grow-height="true" draw:auto-grow-width="true" fo:min-height="0.865cm" fo:min-width="3.973cm"/>
    </style:style>
    <style:style style:name="gr7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137cm" fo:padding-top="0cm" fo:padding-bottom="0cm" fo:padding-left="0cm" fo:padding-right="0cm"/>
    </style:style>
    <style:style style:name="gr8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052cm" fo:padding-top="0cm" fo:padding-bottom="0cm" fo:padding-left="0cm" fo:padding-right="0cm"/>
    </style:style>
    <style:style style:name="gr9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543cm" fo:padding-top="0cm" fo:padding-bottom="0cm" fo:padding-left="0cm" fo:padding-right="0cm"/>
    </style:style>
    <style:style style:name="gr10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107cm" fo:padding-top="0cm" fo:padding-bottom="0cm" fo:padding-left="0cm" fo:padding-right="0cm"/>
    </style:style>
    <style:style style:name="gr11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196cm" fo:padding-top="0cm" fo:padding-bottom="0cm" fo:padding-left="0cm" fo:padding-right="0cm"/>
    </style:style>
    <style:style style:name="gr12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623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35cm" svg:stroke-color="#000000" draw:marker-end="Diamond" draw:stroke-linejoin="miter" draw:fill="none" draw:textarea-vertical-align="middle" fo:padding-top="0.1cm" fo:padding-bottom="0.1cm" fo:padding-left="0.15cm" fo:padding-right="0.15cm"/>
    </style:style>
    <style:style style:name="gr14" style:family="graphic" style:parent-style-name="standard">
      <style:graphic-properties draw:stroke="solid" svg:stroke-width="0.035cm" svg:stroke-color="#000000" draw:stroke-linejoin="miter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solid" draw:fill-color="#ffffff" draw:textarea-horizontal-align="left" draw:auto-grow-width="true" fo:min-height="0.56cm" fo:min-width="2.347cm" fo:padding-top="0cm" fo:padding-bottom="0cm" fo:padding-left="0cm" fo:padding-right="0cm"/>
    </style:style>
    <style:style style:name="gr16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2cm" fo:padding-top="0cm" fo:padding-bottom="0cm" fo:padding-left="0cm" fo:padding-right="0cm"/>
    </style:style>
    <style:style style:name="gr17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86cm" fo:padding-top="0cm" fo:padding-bottom="0cm" fo:padding-left="0cm" fo:padding-right="0cm"/>
    </style:style>
    <style:style style:name="gr18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613cm" fo:padding-top="0cm" fo:padding-bottom="0cm" fo:padding-left="0cm" fo:padding-right="0cm"/>
    </style:style>
    <style:style style:name="gr19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2.191cm" fo:padding-top="0cm" fo:padding-bottom="0cm" fo:padding-left="0cm" fo:padding-right="0cm"/>
    </style:style>
    <style:style style:name="gr20" style:family="graphic" style:parent-style-name="objectwithoutfill">
      <style:graphic-properties draw:stroke="dash" draw:stroke-dash="Fine_20_Dashed" svg:stroke-width="0.04cm" draw:marker-start="Diamond" draw:marker-start-width="0.2cm" draw:marker-end="" draw:marker-end-width="0.46cm" draw:fill="none" draw:textarea-vertical-align="middle" fo:padding-top="0.145cm" fo:padding-bottom="0.145cm" fo:padding-left="0.27cm" fo:padding-right="0.27cm"/>
    </style:style>
    <style:style style:name="gr21" style:family="graphic" style:parent-style-name="standard">
      <style:graphic-properties draw:stroke="none" svg:stroke-color="#000000" draw:marker-end="Diamond" draw:fill="none" draw:fill-color="#ffffff" draw:textarea-horizontal-align="left" draw:auto-grow-height="true" draw:auto-grow-width="true" fo:min-height="0.865cm" fo:min-width="4.447cm"/>
    </style:style>
    <style:style style:name="gr22" style:family="graphic" style:parent-style-name="objectwithoutfill">
      <style:graphic-properties draw:stroke="dash" draw:stroke-dash="Fine_20_Dashed" svg:stroke-width="0.04cm" draw:marker-start-width="0.26cm" draw:marker-end="Diamond" draw:marker-end-width="0.2cm" draw:fill="none" draw:textarea-vertical-align="middle" fo:padding-top="0.145cm" fo:padding-bottom="0.145cm" fo:padding-left="0.27cm" fo:padding-right="0.27cm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312cm"/>
    </style:style>
    <style:style style:name="gr25" style:family="graphic" style:parent-style-name="standard">
      <style:graphic-properties draw:stroke="none" draw:marker-end="Diamond" draw:fill="solid" draw:fill-color="#ffffff" draw:textarea-horizontal-align="left" draw:auto-grow-width="true" fo:min-height="0.3cm" fo:min-width="1.702cm" fo:padding-top="0cm" fo:padding-bottom="0cm" fo:padding-left="0cm" fo:padding-right="0cm"/>
    </style:style>
    <style:style style:name="gr26" style:family="graphic" style:parent-style-name="standard">
      <style:graphic-properties draw:stroke="none" draw:marker-end="Diamond" draw:fill="solid" draw:fill-color="#ffffff" draw:textarea-horizontal-align="left" draw:auto-grow-width="true" fo:min-height="0.518cm" fo:min-width="1.547cm" fo:padding-top="0cm" fo:padding-bottom="0cm" fo:padding-left="0cm" fo:padding-right="0cm"/>
    </style:style>
    <style:style style:name="gr27" style:family="graphic" style:parent-style-name="standard">
      <style:graphic-properties draw:stroke="none" draw:marker-end="Diamond" draw:fill="solid" draw:fill-color="#ffffff" draw:textarea-horizontal-align="left" draw:auto-grow-width="true" fo:min-height="0.544cm" fo:min-width="0.538cm" fo:padding-top="0cm" fo:padding-bottom="0cm" fo:padding-left="0cm" fo:padding-right="0cm"/>
    </style:style>
    <style:style style:name="gr28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0.362cm" fo:padding-top="0cm" fo:padding-bottom="0cm" fo:padding-left="0cm" fo:padding-right="0cm"/>
    </style:style>
    <style:style style:name="gr29" style:family="graphic" style:parent-style-name="standard">
      <style:graphic-properties draw:stroke="none" draw:marker-end="Diamond" draw:fill="solid" draw:fill-color="#ffffff" draw:textarea-horizontal-align="left" draw:auto-grow-width="true" fo:min-height="0.644cm" fo:min-width="1.247cm" fo:padding-top="0cm" fo:padding-bottom="0cm" fo:padding-left="0cm" fo:padding-right="0cm"/>
    </style:style>
    <style:style style:name="gr30" style:family="graphic" style:parent-style-name="standard">
      <style:graphic-properties draw:stroke="none" draw:marker-end="Diamond" draw:fill="solid" draw:fill-color="#ffffff" draw:textarea-horizontal-align="left" draw:auto-grow-width="true" fo:min-height="0.544cm" fo:min-width="1.781cm" fo:padding-top="0cm" fo:padding-bottom="0cm" fo:padding-left="0cm" fo:padding-right="0cm"/>
    </style:style>
    <style:style style:name="gr31" style:family="graphic" style:parent-style-name="standard">
      <style:graphic-properties draw:stroke="none" draw:marker-end="Diamond" draw:fill="solid" draw:fill-color="#ffffff" draw:textarea-horizontal-align="left" draw:auto-grow-width="true" fo:min-height="0.56cm" fo:min-width="1.666cm" fo:padding-top="0cm" fo:padding-bottom="0cm" fo:padding-left="0cm" fo:padding-right="0cm"/>
    </style:style>
    <style:style style:name="gr32" style:family="graphic" style:parent-style-name="standard">
      <style:graphic-properties draw:stroke="none" draw:fill="solid" draw:fill-color="#ffffff" draw:textarea-horizontal-align="left" draw:auto-grow-width="true" fo:min-height="0.439cm" fo:min-width="0.689cm" fo:padding-top="0cm" fo:padding-bottom="0cm" fo:padding-left="0cm" fo:padding-right="0cm"/>
    </style:style>
    <style:style style:name="gr33" style:family="graphic" style:parent-style-name="standard">
      <style:graphic-properties draw:stroke="none" draw:fill="solid" draw:fill-color="#ffffff" draw:textarea-horizontal-align="left" draw:auto-grow-width="true" fo:min-height="0.56cm" fo:min-width="1.61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0000" style:font-name="Times New Roman3" fo:font-size="14pt" style:font-size-asian="18pt" style:font-size-complex="18pt"/>
    </style:style>
    <style:style style:name="P3" style:family="paragraph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variant="normal" fo:text-transform="none" fo:color="#000000" style:font-name="Times New Roman1" fo:font-size="14pt" fo:font-style="normal" fo:font-weight="normal"/>
    </style:style>
    <style:style style:name="T2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style:style style:name="T3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layer="layout" svg:width="2.928cm" svg:height="1.27cm" svg:x="32.861cm" svg:y="9.572cm" svg:viewBox="0 0 2929 1271" draw:points="0,1271 0,0 2929,0 2929,1271">
            <text:p text:style-name="P1"><text:span text:style-name="T1">MplWidget</text:span></text:p>
          </draw:polygon>
          <draw:polygon draw:style-name="gr1" draw:layer="layout" svg:width="2.046cm" svg:height="1.27cm" svg:x="31.856cm" svg:y="6.468cm" svg:viewBox="0 0 2047 1271" draw:points="0,1271 0,0 2047,0 2047,1271">
            <text:p text:style-name="P1"><text:span text:style-name="T1">Plot3D</text:span></text:p>
          </draw:polygon>
          <draw:path draw:style-name="gr2" draw:layer="layout" svg:width="0.34cm" svg:height="1.826cm" svg:x="32.9cm" svg:y="7.746cm" svg:viewBox="0 0 341 1827" svg:d="M341 1827c-112-233-215-513-278-841-59-301-70-651-59-986">
            <text:p/>
          </draw:path>
          <draw:polygon draw:style-name="gr1" draw:layer="layout" svg:width="1.94cm" svg:height="1.27cm" svg:x="34.731cm" svg:y="6.468cm" svg:viewBox="0 0 1941 1271" draw:points="0,1271 0,0 1941,0 1941,1271">
            <text:p text:style-name="P1"><text:span text:style-name="T1">PlotHf</text:span></text:p>
          </draw:polygon>
          <draw:path draw:style-name="gr2" draw:layer="layout" svg:width="0.91cm" svg:height="1.85cm" svg:x="34.689cm" svg:y="7.721cm" svg:viewBox="0 0 911 1851" svg:d="M0 1851c159-264 331-564 469-847 158-320 309-672 442-1004">
            <text:p/>
          </draw:path>
          <draw:polygon draw:style-name="gr1" draw:layer="layout" svg:width="2.434cm" svg:height="1.27cm" svg:x="37.306cm" svg:y="6.468cm" svg:viewBox="0 0 2435 1271" draw:points="0,1271 0,0 2435,0 2435,1271">
            <text:p text:style-name="P1"><text:span text:style-name="T1">PlotImpz</text:span></text:p>
          </draw:polygon>
          <draw:path draw:style-name="gr2" draw:layer="layout" svg:width="2.356cm" svg:height="2.062cm" svg:x="35.805cm" svg:y="7.723cm" svg:viewBox="0 0 2357 2063" svg:d="M0 2063c613-229 1297-587 1802-1132 233-253 416-595 555-931">
            <text:p/>
          </draw:path>
          <draw:polygon draw:style-name="gr1" draw:layer="layout" svg:width="2.011cm" svg:height="1.27cm" svg:x="40.376cm" svg:y="6.468cm" svg:viewBox="0 0 2012 1271" draw:points="0,1271 0,0 2012,0 2012,1271">
            <text:p text:style-name="P1"><text:span text:style-name="T1">PlotPZ</text:span></text:p>
          </draw:polygon>
          <draw:path draw:style-name="gr2" draw:layer="layout" svg:width="5.599cm" svg:height="2.799cm" svg:x="35.8cm" svg:y="7.7cm" svg:viewBox="0 0 5600 2800" svg:d="M0 2800c1412-69 3472-418 4908-1730 295-270 522-671 692-1070">
            <text:p/>
          </draw:path>
          <draw:polygon draw:style-name="gr1" draw:layer="layout" svg:width="2.081cm" svg:height="1.27cm" svg:x="25.841cm" svg:y="6.468cm" svg:viewBox="0 0 2082 1271" draw:points="0,1271 0,0 2082,0 2082,1271">
            <text:p text:style-name="P1"><text:span text:style-name="T1">PlotPhi</text:span></text:p>
          </draw:polygon>
          <draw:path draw:style-name="gr2" draw:layer="layout" svg:width="5.954cm" svg:height="2.776cm" svg:x="26.9cm" svg:y="7.723cm" svg:viewBox="0 0 5955 2777" svg:d="M5955 2777c-1782-237-4587-744-5404-1656-254-284-430-703-551-1121">
            <text:p/>
          </draw:path>
          <draw:polygon draw:style-name="gr1" draw:layer="layout" svg:width="2.575cm" svg:height="1.27cm" svg:x="28.558cm" svg:y="6.468cm" svg:viewBox="0 0 2576 1271" draw:points="0,1271 0,0 2576,0 2576,1271">
            <text:p text:style-name="P1"><text:span text:style-name="T1">PlotTauG</text:span></text:p>
          </draw:polygon>
          <draw:path draw:style-name="gr2" draw:layer="layout" svg:width="2.952cm" svg:height="2.292cm" svg:x="29.908cm" svg:y="7.758cm" svg:viewBox="0 0 2953 2293" svg:d="M2953 2293c-869-163-1927-538-2593-1397-188-244-298-571-360-896">
            <text:p/>
          </draw:path>
          <draw:polygon draw:style-name="gr1" draw:layer="layout" svg:width="3.775cm" svg:height="1.27cm" svg:x="32.438cm" svg:y="12.677cm" svg:viewBox="0 0 3776 1271" draw:points="0,1271 0,0 3776,0 3776,1271">
            <text:p text:style-name="P1"><text:span text:style-name="T1">MyMplToolbar</text:span></text:p>
          </draw:polygon>
          <draw:path draw:style-name="gr2" draw:layer="layout" svg:width="0cm" svg:height="1.762cm" svg:x="34.325cm" svg:y="10.9cm" svg:viewBox="0 0 0 1763" svg:d="M0 1763c0-506 0-1177 0-1763">
            <text:p/>
          </draw:path>
          <draw:polygon draw:style-name="gr1" draw:layer="layout" svg:width="2.046cm" svg:height="1.27cm" svg:x="34.678cm" svg:y="3.363cm" svg:viewBox="0 0 2047 1271" draw:points="0,1271 0,0 2047,0 2047,1271">
            <text:p text:style-name="P1"><text:span text:style-name="T1">PlotAll</text:span></text:p>
          </draw:polygon>
          <draw:path draw:style-name="gr2" draw:layer="layout" svg:width="1.351cm" svg:height="1.856cm" svg:x="33.355cm" svg:y="4.6cm" svg:viewBox="0 0 1352 1857" svg:d="M0 1857c282-429 653-974 1007-1431 109-140 227-286 345-426">
            <text:p/>
          </draw:path>
          <draw:path draw:style-name="gr2" draw:layer="layout" svg:width="16.794cm" svg:height="1.831cm" svg:x="18.944cm" svg:y="1.531cm" svg:viewBox="0 0 16795 1832" svg:d="M16795 1832c-1079-1485-15139 537-16795-1832">
            <text:p/>
          </draw:path>
          <draw:path draw:style-name="gr2" draw:layer="layout" svg:width="0cm" svg:height="1.85cm" svg:x="35.7cm" svg:y="4.6cm" svg:viewBox="0 0 1 1851" svg:d="M1 1851c0-486-1-1289-1-1851">
            <text:p/>
          </draw:path>
          <draw:path draw:style-name="gr2" draw:layer="layout" svg:width="1.388cm" svg:height="1.854cm" svg:x="36.614cm" svg:y="4.613cm" svg:viewBox="0 0 1389 1855" svg:d="M1389 1855c-306-426-703-970-1066-1443-104-135-213-274-323-412">
            <text:p/>
          </draw:path>
          <draw:path draw:style-name="gr2" draw:layer="layout" svg:width="4.699cm" svg:height="2.362cm" svg:x="36.7cm" svg:y="4.1cm" svg:viewBox="0 0 4700 2363" svg:d="M4700 2363c-503-377-1192-850-1873-1176-727-348-2091-978-2827-1187">
            <text:p/>
          </draw:path>
          <draw:path draw:style-name="gr2" draw:layer="layout" svg:width="7.799cm" svg:height="2.668cm" svg:x="26.9cm" svg:y="3.8cm" svg:viewBox="0 0 7800 2669" svg:d="M0 2669c658-389 1571-878 2443-1182 1588-554 4021-1305 5357-1487">
            <text:p/>
          </draw:path>
          <draw:path draw:style-name="gr2" draw:layer="layout" svg:width="4.237cm" svg:height="2.264cm" svg:x="30.462cm" svg:y="4.2cm" svg:viewBox="0 0 4238 2265" svg:d="M0 2265c416-380 993-858 1571-1179 693-384 1971-879 2667-1086">
            <text:p/>
          </draw:path>
          <draw:frame draw:style-name="gr3" draw:text-style-name="P2" draw:layer="layout" svg:width="2.123cm" svg:height="0.56cm" svg:x="31.396cm" svg:y="8.456cm">
            <draw:text-box>
              <text:p text:style-name="P1"><text:span text:style-name="T2">mplwidget</text:span></text:p>
            </draw:text-box>
          </draw:frame>
          <draw:frame draw:style-name="gr3" draw:text-style-name="P2" draw:layer="layout" svg:width="2.123cm" svg:height="0.56cm" svg:x="33.972cm" svg:y="8.456cm">
            <draw:text-box>
              <text:p text:style-name="P1"><text:span text:style-name="T2">mplwidget</text:span></text:p>
            </draw:text-box>
          </draw:frame>
          <draw:frame draw:style-name="gr3" draw:text-style-name="P2" draw:layer="layout" svg:width="2.123cm" svg:height="0.56cm" svg:x="36.723cm" svg:y="8.456cm">
            <draw:text-box>
              <text:p text:style-name="P1"><text:span text:style-name="T2">mplwidget</text:span></text:p>
            </draw:text-box>
          </draw:frame>
          <draw:frame draw:style-name="gr3" draw:text-style-name="P2" draw:layer="layout" svg:width="2.123cm" svg:height="0.56cm" svg:x="39.545cm" svg:y="8.456cm">
            <draw:text-box>
              <text:p text:style-name="P1"><text:span text:style-name="T2">mplwidget</text:span></text:p>
            </draw:text-box>
          </draw:frame>
          <draw:frame draw:style-name="gr3" draw:text-style-name="P2" draw:layer="layout" svg:width="2.123cm" svg:height="0.56cm" svg:x="26.352cm" svg:y="8.456cm">
            <draw:text-box>
              <text:p text:style-name="P1"><text:span text:style-name="T2">mplwidget</text:span></text:p>
            </draw:text-box>
          </draw:frame>
          <draw:frame draw:style-name="gr3" draw:text-style-name="P2" draw:layer="layout" svg:width="2.123cm" svg:height="0.56cm" svg:x="28.962cm" svg:y="8.456cm">
            <draw:text-box>
              <text:p text:style-name="P1"><text:span text:style-name="T2">mplwidget</text:span></text:p>
            </draw:text-box>
          </draw:frame>
          <draw:frame draw:style-name="gr4" draw:text-style-name="P2" draw:layer="layout" svg:width="2.309cm" svg:height="0.56cm" svg:x="33.143cm" svg:y="11.561cm">
            <draw:text-box>
              <text:p text:style-name="P1"><text:span text:style-name="T2">mplToolbar</text:span></text:p>
            </draw:text-box>
          </draw:frame>
          <draw:frame draw:style-name="gr5" draw:text-style-name="P2" draw:layer="layout" svg:width="1.3cm" svg:height="0.56cm" svg:x="31.8cm" svg:y="2.4cm">
            <draw:text-box>
              <text:p text:style-name="P1"><text:span text:style-name="T2">pltAll</text:span></text:p>
            </draw:text-box>
          </draw:frame>
          <draw:frame draw:style-name="gr6" draw:text-style-name="P3" draw:layer="layout" svg:width="4.473cm" svg:height="1.115cm" svg:x="25.8cm" svg:y="3.5cm">
            <draw:text-box>
              <text:p><text:span text:style-name="T3">plot_widgets</text:span></text:p>
            </draw:text-box>
          </draw:frame>
          <draw:frame draw:style-name="gr7" draw:text-style-name="P2" draw:layer="layout" svg:width="1.137cm" svg:height="0.56cm" svg:x="33.16cm" svg:y="5.352cm">
            <draw:text-box>
              <text:p text:style-name="P1"><text:span text:style-name="T2">plt3D</text:span></text:p>
            </draw:text-box>
          </draw:frame>
          <draw:frame draw:style-name="gr8" draw:text-style-name="P2" draw:layer="layout" svg:width="1.052cm" svg:height="0.56cm" svg:x="35.048cm" svg:y="5.352cm">
            <draw:text-box>
              <text:p text:style-name="P1"><text:span text:style-name="T2">pltHf</text:span></text:p>
            </draw:text-box>
          </draw:frame>
          <draw:frame draw:style-name="gr9" draw:text-style-name="P2" draw:layer="layout" svg:width="1.543cm" svg:height="0.56cm" svg:x="36.888cm" svg:y="5.352cm">
            <draw:text-box>
              <text:p text:style-name="P1"><text:span text:style-name="T2">pltImpz</text:span></text:p>
            </draw:text-box>
          </draw:frame>
          <draw:frame draw:style-name="gr10" draw:text-style-name="P2" draw:layer="layout" svg:width="1.107cm" svg:height="0.56cm" svg:x="40.217cm" svg:y="5.352cm">
            <draw:text-box>
              <text:p text:style-name="P1"><text:span text:style-name="T2">pltPZ</text:span></text:p>
            </draw:text-box>
          </draw:frame>
          <draw:frame draw:style-name="gr11" draw:text-style-name="P2" draw:layer="layout" svg:width="1.196cm" svg:height="0.56cm" svg:x="27.233cm" svg:y="5.352cm">
            <draw:text-box>
              <text:p text:style-name="P1"><text:span text:style-name="T2">pltPhi</text:span></text:p>
            </draw:text-box>
          </draw:frame>
          <draw:frame draw:style-name="gr12" draw:text-style-name="P2" draw:layer="layout" svg:width="1.623cm" svg:height="0.56cm" svg:x="30.597cm" svg:y="5.352cm">
            <draw:text-box>
              <text:p text:style-name="P1"><text:span text:style-name="T2">pltTauG</text:span></text:p>
            </draw:text-box>
          </draw:frame>
        </draw:g>
        <draw:g>
          <draw:polygon draw:style-name="gr13" draw:text-style-name="P1" draw:layer="layout" svg:width="2.439cm" svg:height="0.744cm" svg:x="23.6cm" svg:y="9.563cm" svg:viewBox="0 0 2440 745" draw:points="0,745 0,0 2440,0 2440,745">
            <text:p text:style-name="P1"><text:span text:style-name="T1">InputFilter</text:span></text:p>
          </draw:polygon>
          <draw:path draw:style-name="gr2" draw:layer="layout" svg:width="0.02cm" svg:height="2.367cm" svg:x="24.937cm" svg:y="10.309cm" svg:viewBox="0 0 21 2368" svg:d="M0 2368c0-398 21-1907 21-2368">
            <text:p/>
          </draw:path>
          <draw:polygon draw:style-name="gr1" draw:text-style-name="P1" draw:layer="layout" svg:width="1.905cm" svg:height="1.27cm" svg:x="3.4cm" svg:y="9.572cm" svg:viewBox="0 0 1906 1271" draw:points="0,1271 0,0 1906,0 1906,1271">
            <text:p text:style-name="P1"><text:span text:style-name="T1">Fixed</text:span></text:p>
          </draw:polygon>
          <draw:polygon draw:style-name="gr1" draw:layer="layout" svg:width="2.293cm" svg:height="1.27cm" svg:x="10.719cm" svg:y="3.363cm" svg:viewBox="0 0 2294 1271" draw:points="0,1271 0,0 2294,0 2294,1271">
            <text:p text:style-name="P1"><text:span text:style-name="T1">InputAll</text:span></text:p>
          </draw:polygon>
          <draw:path draw:style-name="gr2" draw:layer="layout" svg:width="6.005cm" svg:height="1.831cm" svg:x="11.985cm" svg:y="1.531cm" svg:viewBox="0 0 6006 1832" svg:d="M0 1832c278-863 5415-563 6006-1832">
            <text:p/>
          </draw:path>
          <draw:polygon draw:style-name="gr13" draw:text-style-name="P1" draw:layer="layout" svg:width="3.354cm" svg:height="0.744cm" svg:x="10.1cm" svg:y="10.763cm" svg:viewBox="0 0 3355 745" draw:points="0,745 0,0 3355,0 3355,745">
            <text:p text:style-name="P1"><text:span text:style-name="T1">InputAmpSpecs</text:span></text:p>
          </draw:polygon>
          <draw:polygon draw:style-name="gr1" draw:layer="layout" svg:width="2.822cm" svg:height="1.27cm" svg:x="15.921cm" svg:y="6.468cm" svg:viewBox="0 0 2823 1271" draw:points="0,1271 0,0 2823,0 2823,1271">
            <text:p text:style-name="P1"><text:span text:style-name="T1">InputSpecs</text:span></text:p>
          </draw:polygon>
          <draw:path draw:style-name="gr2" draw:layer="layout" svg:width="5.06cm" svg:height="3.023cm" svg:x="10.86cm" svg:y="7.739cm" svg:viewBox="0 0 5061 3024" svg:d="M0 3024c238-2619 4464-2482 5061-3024">
            <text:p/>
          </draw:path>
          <draw:polygon draw:style-name="gr14" draw:layer="layout" svg:width="2.999cm" svg:height="1.27cm" svg:x="2.921cm" svg:y="6.468cm" svg:viewBox="0 0 3000 1271" draw:points="0,1271 0,0 3000,0 3000,1271">
            <text:p text:style-name="P1"><text:span text:style-name="T1">InputCoeffs</text:span></text:p>
          </draw:polygon>
          <draw:path draw:style-name="gr2" draw:layer="layout" svg:width="6.026cm" svg:height="2.386cm" svg:x="4.673cm" svg:y="4.074cm" svg:viewBox="0 0 6027 2387" svg:d="M0 2387c312-386 4762-2207 6027-2387">
            <text:p/>
          </draw:path>
          <draw:polygon draw:style-name="gr1" draw:layer="layout" svg:width="2.611cm" svg:height="1.27cm" svg:x="6.573cm" svg:y="6.468cm" svg:viewBox="0 0 2612 1271" draw:points="0,1271 0,0 2612,0 2612,1271">
            <text:p text:style-name="P1"><text:span text:style-name="T1">InputPZ</text:span></text:p>
          </draw:polygon>
          <draw:path draw:style-name="gr2" draw:layer="layout" svg:width="2.772cm" svg:height="1.827cm" svg:x="7.927cm" svg:y="4.634cm" svg:viewBox="0 0 2773 1828" svg:d="M0 1828c163-359 2514-1726 2773-1828">
            <text:p/>
          </draw:path>
          <draw:polygon draw:style-name="gr13" draw:text-style-name="P1" draw:layer="layout" svg:width="3.262cm" svg:height="0.744cm" svg:x="14.018cm" svg:y="10.763cm" svg:viewBox="0 0 3263 745" draw:points="0,745 0,0 3263,0 3263,745">
            <text:p text:style-name="P1"><text:span text:style-name="T1">InputFreqSpecs</text:span></text:p>
          </draw:polygon>
          <draw:path draw:style-name="gr2" draw:layer="layout" svg:width="2.697cm" svg:height="1.76cm" svg:x="13.6cm" svg:y="7.739cm" svg:viewBox="0 0 2698 1761" svg:d="M0 1761c400-800 2271-700 2698-1761">
            <text:p/>
          </draw:path>
          <draw:polygon draw:style-name="gr1" draw:layer="layout" svg:width="2.505cm" svg:height="1.27cm" svg:x="9.836cm" svg:y="6.468cm" svg:viewBox="0 0 2506 1271" draw:points="0,1271 0,0 2506,0 2506,1271">
            <text:p text:style-name="P1"><text:span text:style-name="T1">InputInfo</text:span></text:p>
          </draw:polygon>
          <draw:path draw:style-name="gr2" draw:layer="layout" svg:width="0.524cm" svg:height="1.86cm" svg:x="10.879cm" svg:y="4.6cm" svg:viewBox="0 0 525 1861" svg:d="M21 1861c-152-351 563-1766 500-1861">
            <text:p/>
          </draw:path>
          <draw:polygon draw:style-name="gr13" draw:text-style-name="P1" draw:layer="layout" svg:width="2.439cm" svg:height="0.744cm" svg:x="20.744cm" svg:y="9.563cm" svg:viewBox="0 0 2440 745" draw:points="0,745 0,0 2440,0 2440,745">
            <text:p text:style-name="P1"><text:span text:style-name="T1">InputOrder</text:span></text:p>
          </draw:polygon>
          <draw:path draw:style-name="gr2" draw:layer="layout" svg:width="0.002cm" svg:height="1.816cm" svg:x="17.732cm" svg:y="7.739cm" svg:viewBox="0 0 3 1817" svg:d="M0 1817c0-444 3-1302 3-1817">
            <text:p/>
          </draw:path>
          <draw:polygon draw:style-name="gr1" draw:layer="layout" svg:width="2.293cm" svg:height="1.27cm" svg:x="12.976cm" svg:y="6.468cm" svg:viewBox="0 0 2294 1271" draw:points="0,1271 0,0 2294,0 2294,1271">
            <text:p text:style-name="P1"><text:span text:style-name="T1">InputFiles</text:span></text:p>
          </draw:polygon>
          <draw:path draw:style-name="gr2" draw:layer="layout" svg:width="0.744cm" svg:height="2.142cm" svg:x="13cm" svg:y="4.312cm" svg:viewBox="0 0 745 2143" svg:d="M745 2143c-62-380-152-854-254-1169-117-357-360-777-491-974">
            <text:p/>
          </draw:path>
          <draw:path draw:style-name="gr2" draw:layer="layout" svg:width="3.723cm" svg:height="2.519cm" svg:x="13cm" svg:y="3.942cm" svg:viewBox="0 0 3724 2520" svg:d="M3724 2520c-260-392-628-882-1004-1176-782-610-2013-1181-2720-1344">
            <text:p/>
          </draw:path>
          <draw:polygon draw:style-name="gr13" draw:text-style-name="P1" draw:layer="layout" svg:width="3.72cm" svg:height="0.744cm" svg:x="16.032cm" svg:y="9.563cm" svg:viewBox="0 0 3721 745" draw:points="0,745 0,0 3721,0 3721,745">
            <text:p text:style-name="P1"><text:span text:style-name="T1">InputWeightSpecs</text:span></text:p>
          </draw:polygon>
          <draw:path draw:style-name="gr2" draw:layer="layout" svg:width="2.196cm" svg:height="2.96cm" svg:x="18.103cm" svg:y="7.739cm" svg:viewBox="0 0 2197 2961" svg:d="M2197 2961c0-1700-1824-2215-2197-2961">
            <text:p/>
          </draw:path>
          <draw:path draw:style-name="gr2" draw:layer="layout" svg:width="5.563cm" svg:height="2.454cm" svg:x="18.744cm" svg:y="7.117cm" svg:viewBox="0 0 5564 2455" svg:d="M5564 2455c-308-972-4708-2372-5564-2455">
            <text:p/>
          </draw:path>
          <draw:frame draw:style-name="gr15" draw:text-style-name="P2" draw:layer="layout" svg:width="2.347cm" svg:height="0.56cm" svg:x="4.449cm" svg:y="5.352cm">
            <draw:text-box>
              <text:p text:style-name="P1"><text:span text:style-name="T2">inputCoeffs</text:span></text:p>
            </draw:text-box>
          </draw:frame>
          <draw:frame draw:style-name="gr16" draw:text-style-name="P2" draw:layer="layout" svg:width="2cm" svg:height="0.56cm" svg:x="11.989cm" svg:y="5.352cm">
            <draw:text-box>
              <text:p text:style-name="P1"><text:span text:style-name="T2">inputFiles</text:span></text:p>
            </draw:text-box>
          </draw:frame>
          <draw:frame draw:style-name="gr17" draw:text-style-name="P2" draw:layer="layout" svg:width="1.86cm" svg:height="0.56cm" svg:x="9.764cm" svg:y="5.352cm">
            <draw:text-box>
              <text:p text:style-name="P1"><text:span text:style-name="T2">inputInfo</text:span></text:p>
            </draw:text-box>
          </draw:frame>
          <draw:frame draw:style-name="gr18" draw:text-style-name="P2" draw:layer="layout" svg:width="1.613cm" svg:height="0.56cm" svg:x="7.587cm" svg:y="5.352cm">
            <draw:text-box>
              <text:p text:style-name="P1"><text:span text:style-name="T2">inputPZ</text:span></text:p>
            </draw:text-box>
          </draw:frame>
          <draw:frame draw:style-name="gr19" draw:text-style-name="P2" draw:layer="layout" svg:width="2.191cm" svg:height="0.56cm" svg:x="15.115cm" svg:y="5.352cm">
            <draw:text-box>
              <text:p text:style-name="P1"><text:span text:style-name="T2">inputSpecs</text:span></text:p>
            </draw:text-box>
          </draw:frame>
          <draw:path draw:style-name="gr20" draw:text-style-name="P1" draw:layer="layout" svg:width="3.24cm" svg:height="0.485cm" draw:transform="rotate (-1.98897721557274) translate (23.9213859046257cm 10.4847065004725cm)" svg:viewBox="0 0 3241 486" svg:d="M0 433c1479 298 2053-775 3241-318">
            <text:p/>
          </draw:path>
          <draw:frame draw:style-name="gr21" draw:text-style-name="P3" draw:layer="layout" svg:width="4.947cm" svg:height="1.115cm" svg:x="2.901cm" svg:y="3.501cm">
            <draw:text-box>
              <text:p><text:span text:style-name="T3">input_widgets</text:span></text:p>
            </draw:text-box>
          </draw:frame>
          <draw:g>
            <draw:line draw:style-name="gr22" draw:text-style-name="P1" draw:layer="layout" svg:x1="3.4cm" svg:y1="13.4cm" svg:x2="23.8cm" svg:y2="13.4cm">
              <text:p text:style-name="P1">&lt;</text:p>
            </draw:line>
            <draw:polygon draw:style-name="gr23" draw:layer="layout" svg:width="4.057cm" svg:height="1.27cm" svg:x="23.8cm" svg:y="12.677cm" svg:viewBox="0 0 4058 1271" draw:points="0,1271 0,0 4058,0 4058,1271">
              <text:p text:style-name="P1"><text:span text:style-name="T1">FilterTreeBuilder</text:span></text:p>
            </draw:polygon>
            <draw:polygon draw:style-name="gr23" draw:layer="layout" svg:width="1.905cm" svg:height="1.27cm" svg:x="4.05cm" svg:y="12.677cm" svg:viewBox="0 0 1906 1271" draw:points="0,1271 0,0 1906,0 1906,1271">
              <text:p text:style-name="P1"><text:span text:style-name="T1">bessel</text:span></text:p>
            </draw:polygon>
            <draw:polygon draw:style-name="gr23" draw:layer="layout" svg:width="1.905cm" svg:height="1.27cm" svg:x="6.59cm" svg:y="12.677cm" svg:viewBox="0 0 1906 1271" draw:points="0,1271 0,0 1906,0 1906,1271">
              <text:p text:style-name="P1"><text:span text:style-name="T1">butter</text:span></text:p>
            </draw:polygon>
            <draw:polygon draw:style-name="gr23" draw:layer="layout" svg:width="2.081cm" svg:height="1.27cm" svg:x="9.147cm" svg:y="12.677cm" svg:viewBox="0 0 2082 1271" draw:points="0,1271 0,0 2082,0 2082,1271">
              <text:p text:style-name="P1"><text:span text:style-name="T1">cheby1</text:span></text:p>
            </draw:polygon>
            <draw:polygon draw:style-name="gr23" draw:layer="layout" svg:width="2.081cm" svg:height="1.27cm" svg:x="11.864cm" svg:y="12.677cm" svg:viewBox="0 0 2082 1271" draw:points="0,1271 0,0 2082,0 2082,1271">
              <text:p text:style-name="P1"><text:span text:style-name="T1">cheby2</text:span></text:p>
            </draw:polygon>
            <draw:polygon draw:style-name="gr23" draw:layer="layout" svg:width="1.905cm" svg:height="1.27cm" svg:x="14.598cm" svg:y="12.677cm" svg:viewBox="0 0 1906 1271" draw:points="0,1271 0,0 1906,0 1906,1271">
              <text:p text:style-name="P1"><text:span text:style-name="T1">ellip</text:span></text:p>
            </draw:polygon>
            <draw:polygon draw:style-name="gr23" draw:layer="layout" svg:width="2.611cm" svg:height="1.27cm" svg:x="17.138cm" svg:y="12.677cm" svg:viewBox="0 0 2612 1271" draw:points="0,1271 0,0 2612,0 2612,1271">
              <text:p text:style-name="P1"><text:span text:style-name="T1">equiripple</text:span></text:p>
            </draw:polygon>
            <draw:polygon draw:style-name="gr23" draw:layer="layout" svg:width="1.905cm" svg:height="1.27cm" svg:x="20.383cm" svg:y="12.677cm" svg:viewBox="0 0 1906 1271" draw:points="0,1271 0,0 1906,0 1906,1271">
              <text:p text:style-name="P1"><text:span text:style-name="T1">firwin</text:span></text:p>
            </draw:polygon>
            <draw:frame draw:style-name="gr24" draw:text-style-name="P3" draw:layer="layout" svg:width="4.812cm" svg:height="1.115cm" svg:x="4.088cm" svg:y="11.385cm">
              <draw:text-box>
                <text:p><text:span text:style-name="T3">filter_widgets</text:span></text:p>
              </draw:text-box>
            </draw:frame>
          </draw:g>
          <draw:polygon draw:style-name="gr13" draw:text-style-name="P1" draw:layer="layout" svg:width="3.355cm" svg:height="0.738cm" svg:x="18.2cm" svg:y="10.761cm" svg:viewBox="0 0 3356 739" draw:points="0,739 0,0 3356,0 3356,739">
            <text:p text:style-name="P1"><text:span text:style-name="T1">InputFreqUnits</text:span></text:p>
          </draw:polygon>
          <draw:polygon draw:style-name="gr13" draw:text-style-name="P1" draw:layer="layout" svg:width="3.654cm" svg:height="0.744cm" svg:x="11.7cm" svg:y="9.563cm" svg:viewBox="0 0 3655 745" draw:points="0,745 0,0 3655,0 3655,745">
            <text:p text:style-name="P1"><text:span text:style-name="T1">InputTargetSpecs</text:span></text:p>
          </draw:polygon>
          <draw:path draw:style-name="gr2" draw:layer="layout" svg:width="1.299cm" svg:height="2.899cm" svg:x="15.6cm" svg:y="7.8cm" svg:viewBox="0 0 1300 2900" svg:d="M0 2900c200-2400 882-1639 1300-2900">
            <text:p/>
          </draw:path>
          <draw:path draw:style-name="gr2" draw:layer="layout" svg:width="0.002cm" svg:height="0.479cm" svg:x="13.2cm" svg:y="10.283cm" svg:viewBox="0 0 3 480" svg:d="M0 480c0-444 3 35 3-480">
            <text:p/>
          </draw:path>
          <draw:path draw:style-name="gr2" draw:layer="layout" svg:width="0.002cm" svg:height="0.479cm" svg:x="14.401cm" svg:y="10.283cm" svg:viewBox="0 0 3 480" svg:d="M0 480c0-444 3 35 3-480">
            <text:p/>
          </draw:path>
          <draw:path draw:style-name="gr2" draw:layer="layout" svg:width="3.09cm" svg:height="1.653cm" svg:x="18.609cm" svg:y="7.746cm" svg:viewBox="0 0 3091 1654" svg:d="M3091 1654c-198-1072-2718-908-3091-1654">
            <text:p/>
          </draw:path>
          <draw:frame draw:style-name="gr25" draw:text-style-name="P2" draw:layer="layout" svg:width="1.702cm" svg:height="0.56cm" svg:x="10.9cm" svg:y="8.716cm">
            <draw:text-box>
              <text:p text:style-name="P1"><text:span text:style-name="T2">a_specs</text:span></text:p>
            </draw:text-box>
          </draw:frame>
          <draw:frame draw:style-name="gr26" draw:text-style-name="P2" draw:layer="layout" svg:width="1.547cm" svg:height="0.56cm" svg:x="15.453cm" svg:y="8.722cm">
            <draw:text-box>
              <text:p text:style-name="P1"><text:span text:style-name="T2">f_specs</text:span></text:p>
            </draw:text-box>
          </draw:frame>
          <draw:frame draw:style-name="gr27" draw:text-style-name="P2" draw:layer="layout" svg:width="1.361cm" svg:height="0.56cm" svg:x="20.262cm" svg:y="8.256cm">
            <draw:text-box>
              <text:p text:style-name="P1"><text:span text:style-name="T2">fil_ord</text:span></text:p>
            </draw:text-box>
          </draw:frame>
          <draw:frame draw:style-name="gr28" draw:text-style-name="P2" draw:layer="layout" svg:width="1.251cm" svg:height="0.56cm" svg:x="23.436cm" svg:y="8.716cm">
            <draw:text-box>
              <text:p text:style-name="P1"><text:span text:style-name="T2">sel_fil</text:span></text:p>
            </draw:text-box>
          </draw:frame>
          <draw:frame draw:style-name="gr29" draw:text-style-name="P2" draw:layer="layout" svg:width="1.471cm" svg:height="0.644cm" svg:x="13.553cm" svg:y="8.674cm">
            <draw:text-box>
              <text:p text:style-name="P1"><text:span text:style-name="T2">t_specs</text:span></text:p>
            </draw:text-box>
          </draw:frame>
          <draw:frame draw:style-name="gr30" draw:text-style-name="P2" draw:layer="layout" svg:width="1.781cm" svg:height="0.56cm" svg:x="16.797cm" svg:y="8.156cm">
            <draw:text-box>
              <text:p text:style-name="P1"><text:span text:style-name="T2">w_specs</text:span></text:p>
            </draw:text-box>
          </draw:frame>
          <draw:frame draw:style-name="gr31" draw:text-style-name="P2" draw:layer="layout" svg:width="1.666cm" svg:height="0.56cm" svg:x="14.21cm" svg:y="2.247cm">
            <draw:text-box>
              <text:p text:style-name="P1"><text:span text:style-name="T2">inputAll</text:span></text:p>
            </draw:text-box>
          </draw:frame>
          <draw:frame draw:style-name="gr32" draw:text-style-name="P2" draw:layer="layout" svg:width="0.689cm" svg:height="0.56cm" svg:x="24.803cm" svg:y="11.562cm">
            <draw:text-box>
              <text:p text:style-name="P1"><text:span text:style-name="T2">ftb</text:span></text:p>
            </draw:text-box>
          </draw:frame>
          <draw:frame draw:style-name="gr33" draw:text-style-name="P2" draw:layer="layout" svg:width="1.619cm" svg:height="0.56cm" svg:x="21.994cm" svg:y="11.541cm">
            <draw:text-box>
              <text:p text:style-name="P1"><text:span text:style-name="T2">fb.filobj</text:span></text:p>
            </draw:text-box>
          </draw:frame>
          <draw:frame draw:style-name="gr29" draw:text-style-name="P2" draw:layer="layout" svg:width="1.391cm" svg:height="0.644cm" svg:x="18.66cm" svg:y="8.674cm">
            <draw:text-box>
              <text:p text:style-name="P1"><text:span text:style-name="T2">f_units</text:span></text:p>
            </draw:text-box>
          </draw:frame>
        </draw:g>
        <draw:polygon draw:style-name="gr14" draw:text-style-name="P1" draw:layer="layout" svg:width="2.152cm" svg:height="1.27cm" svg:x="17.522cm" svg:y="0.26cm" svg:viewBox="0 0 2153 1271" draw:points="0,1271 0,0 2153,0 2153,1271">
          <text:p text:style-name="P1"><text:span text:style-name="T4">pyFDA</text:span>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8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6T07:53:29.402000000</dc:date>
    <meta:editing-duration>PT5H38M16S</meta:editing-duration>
    <meta:editing-cycles>18</meta:editing-cycles>
    <meta:generator>LibreOffice/4.3.7.2$Windows_x86 LibreOffice_project/8a35821d8636a03b8bf4e15b48f59794652c68ba</meta:generator>
    <meta:document-statistic meta:object-count="99"/>
  </office:meta>
</office:document-meta>
</file>